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925in" style:rel-column-width="65535*"/>
    </style:style>
    <style:style style:name="Table53.A1" style:family="table-cell">
      <style:table-cell-properties fo:padding="0.0382in" fo:border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0.A2" style:family="table-cell">
      <style:table-cell-properties fo:padding="0.0382in" fo:border-left="0.05pt solid #000000" fo:border-right="0.05pt solid #000000" fo:border-top="none" fo:border-bottom="none"/>
    </style:style>
    <style:style style:name="Table50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925in" style:rel-column-width="65535*"/>
    </style:style>
    <style:style style:name="Table51.1" style:family="table-row">
      <style:table-row-properties style:min-row-height="3.5625in"/>
    </style:style>
    <style:style style:name="Table5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1.A2" style:family="table-cell">
      <style:table-cell-properties fo:padding="0.0382in" fo:border-left="0.05pt solid #000000" fo:border-right="0.05pt solid #000000" fo:border-top="none" fo:border-bottom="none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925in" style:rel-column-width="65535*"/>
    </style:style>
    <style:style style:name="Table5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2.A2" style:family="table-cell">
      <style:table-cell-properties fo:padding="0.0382in" fo:border-left="0.05pt solid #000000" fo:border-right="0.05pt solid #000000" fo:border-top="none" fo:border-bottom="none"/>
    </style:style>
    <style:style style:name="Table5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1" style:family="table-row">
      <style:table-row-properties style:min-row-height="0.6875in"/>
    </style:style>
    <style:style style:name="Table28.A1" style:family="table-cell">
      <style:table-cell-properties fo:padding="0.0382in" fo:border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P1" style:family="paragraph" style:parent-style-name="Text_20_body">
      <style:text-properties style:font-name="Arial" style:font-name-asian="Arial"/>
    </style:style>
    <style:style style:name="P2" style:family="paragraph" style:parent-style-name="Text_20_body">
      <style:text-properties style:font-name="Arial" officeooo:rsid="0066c3a7" officeooo:paragraph-rsid="0066c3a7" style:font-name-asian="Arial"/>
    </style:style>
    <style:style style:name="P3" style:family="paragraph" style:parent-style-name="Text_20_body">
      <style:text-properties style:font-name="Arial" officeooo:rsid="0061b4ac" style:font-name-asian="Arial"/>
    </style:style>
    <style:style style:name="P4" style:family="paragraph" style:parent-style-name="Standard">
      <style:text-properties style:font-name="Arial" officeooo:rsid="0066c3a7" officeooo:paragraph-rsid="00685ebc" style:font-name-asian="Arial"/>
    </style:style>
    <style:style style:name="P5" style:family="paragraph" style:parent-style-name="Standard">
      <style:text-properties style:font-name="Arial" officeooo:rsid="0061b4ac" officeooo:paragraph-rsid="007857c3" style:font-name-asian="Arial"/>
    </style:style>
    <style:style style:name="P6" style:family="paragraph" style:parent-style-name="Standard">
      <style:text-properties style:font-name="Arial" officeooo:rsid="0061b4ac" officeooo:paragraph-rsid="006a28d5" style:font-name-asian="Arial"/>
    </style:style>
    <style:style style:name="P7" style:family="paragraph" style:parent-style-name="Standard">
      <style:text-properties style:font-name="Arial" officeooo:rsid="0061b4ac" officeooo:paragraph-rsid="00aa29d3" style:font-name-asian="Arial"/>
    </style:style>
    <style:style style:name="P8" style:family="paragraph" style:parent-style-name="Standard">
      <style:text-properties style:font-name="Arial" officeooo:rsid="0061b4ac" officeooo:paragraph-rsid="0132219e" style:font-name-asian="Arial"/>
    </style:style>
    <style:style style:name="P9" style:family="paragraph" style:parent-style-name="Standard">
      <style:text-properties style:font-name="Arial" officeooo:rsid="0061b4ac" officeooo:paragraph-rsid="02093c28" style:font-name-asian="Arial"/>
    </style:style>
    <style:style style:name="P10" style:family="paragraph" style:parent-style-name="Standard">
      <style:text-properties style:font-name="Arial" officeooo:rsid="0061b4ac" officeooo:paragraph-rsid="02094259" style:font-name-asian="Arial"/>
    </style:style>
    <style:style style:name="P11" style:family="paragraph" style:parent-style-name="Standard">
      <style:text-properties style:font-name="Arial" officeooo:rsid="0061b4ac" officeooo:paragraph-rsid="020ca5ad" style:font-name-asian="Arial"/>
    </style:style>
    <style:style style:name="P12" style:family="paragraph" style:parent-style-name="Standard">
      <style:text-properties style:font-name="Arial" officeooo:rsid="006c1334" officeooo:paragraph-rsid="006debeb" style:font-name-asian="Arial"/>
    </style:style>
    <style:style style:name="P13" style:family="paragraph" style:parent-style-name="Standard">
      <style:text-properties style:font-name="Arial" officeooo:paragraph-rsid="004ffbc0" style:font-name-asian="Arial"/>
    </style:style>
    <style:style style:name="P14" style:family="paragraph" style:parent-style-name="Standard">
      <style:text-properties style:font-name="Arial" officeooo:paragraph-rsid="0056fab0" style:font-name-asian="Arial"/>
    </style:style>
    <style:style style:name="P15" style:family="paragraph" style:parent-style-name="Standard">
      <style:text-properties style:font-name="Arial" officeooo:rsid="006f235c" officeooo:paragraph-rsid="0128d2d5" style:font-name-asian="Arial"/>
    </style:style>
    <style:style style:name="P16" style:family="paragraph" style:parent-style-name="Standard">
      <style:text-properties style:font-name="Arial" officeooo:rsid="006f235c" officeooo:paragraph-rsid="012ca873" style:font-name-asian="Arial"/>
    </style:style>
    <style:style style:name="P17" style:family="paragraph" style:parent-style-name="Standard">
      <style:text-properties style:font-name="Arial" officeooo:rsid="006f235c" officeooo:paragraph-rsid="016547f1" style:font-name-asian="Arial"/>
    </style:style>
    <style:style style:name="P18" style:family="paragraph" style:parent-style-name="Standard">
      <style:text-properties style:font-name="Arial" officeooo:paragraph-rsid="00604347" style:font-name-asian="Arial"/>
    </style:style>
    <style:style style:name="P19" style:family="paragraph" style:parent-style-name="Standard">
      <style:text-properties style:font-name="Arial" officeooo:paragraph-rsid="00650a38" style:font-name-asian="Arial"/>
    </style:style>
    <style:style style:name="P20" style:family="paragraph" style:parent-style-name="Standard">
      <style:text-properties style:font-name="Arial" officeooo:paragraph-rsid="004e0f8a" style:font-name-asian="Arial"/>
    </style:style>
    <style:style style:name="P21" style:family="paragraph" style:parent-style-name="Standard">
      <style:text-properties style:font-name="Arial" officeooo:paragraph-rsid="0060fe07" style:font-name-asian="Arial"/>
    </style:style>
    <style:style style:name="P22" style:family="paragraph" style:parent-style-name="Standard">
      <style:text-properties style:font-name="Arial" officeooo:paragraph-rsid="00a31055" style:font-name-asian="Arial"/>
    </style:style>
    <style:style style:name="P23" style:family="paragraph" style:parent-style-name="Standard">
      <style:text-properties style:font-name="Arial" officeooo:paragraph-rsid="00d5a22b" style:font-name-asian="Arial"/>
    </style:style>
    <style:style style:name="P24" style:family="paragraph" style:parent-style-name="Standard">
      <style:text-properties style:font-name="Arial" officeooo:paragraph-rsid="00d9b43a" style:font-name-asian="Arial"/>
    </style:style>
    <style:style style:name="P25" style:family="paragraph" style:parent-style-name="Standard">
      <style:text-properties style:font-name="Arial" officeooo:paragraph-rsid="00eab9f3" style:font-name-asian="Arial"/>
    </style:style>
    <style:style style:name="P26" style:family="paragraph" style:parent-style-name="Standard">
      <style:text-properties style:font-name="Arial" officeooo:paragraph-rsid="00f20876" style:font-name-asian="Arial"/>
    </style:style>
    <style:style style:name="P27" style:family="paragraph" style:parent-style-name="Standard">
      <style:text-properties style:font-name="Arial" officeooo:paragraph-rsid="00f33bf0" style:font-name-asian="Arial"/>
    </style:style>
    <style:style style:name="P28" style:family="paragraph" style:parent-style-name="Standard">
      <style:text-properties style:font-name="Arial" officeooo:paragraph-rsid="00f7f2a0" style:font-name-asian="Arial"/>
    </style:style>
    <style:style style:name="P29" style:family="paragraph" style:parent-style-name="Standard">
      <style:text-properties style:font-name="Arial" officeooo:paragraph-rsid="00faebb7" style:font-name-asian="Arial"/>
    </style:style>
    <style:style style:name="P30" style:family="paragraph" style:parent-style-name="Standard">
      <style:text-properties style:font-name="Arial" officeooo:paragraph-rsid="01183ec0" style:font-name-asian="Arial"/>
    </style:style>
    <style:style style:name="P31" style:family="paragraph" style:parent-style-name="Standard">
      <style:text-properties style:font-name="Arial" officeooo:paragraph-rsid="011c4f0c" style:font-name-asian="Arial"/>
    </style:style>
    <style:style style:name="P32" style:family="paragraph" style:parent-style-name="Standard">
      <style:text-properties style:font-name="Arial" officeooo:paragraph-rsid="011fb136" style:font-name-asian="Arial"/>
    </style:style>
    <style:style style:name="P33" style:family="paragraph" style:parent-style-name="Standard">
      <style:text-properties style:font-name="Arial" officeooo:paragraph-rsid="01a9f79f" style:font-name-asian="Arial"/>
    </style:style>
    <style:style style:name="P34" style:family="paragraph" style:parent-style-name="Standard">
      <style:text-properties style:font-name="Arial" officeooo:paragraph-rsid="01c694f8" style:font-name-asian="Arial"/>
    </style:style>
    <style:style style:name="P35" style:family="paragraph" style:parent-style-name="Standard">
      <style:text-properties style:font-name="Arial" officeooo:paragraph-rsid="01c80131" style:font-name-asian="Arial"/>
    </style:style>
    <style:style style:name="P36" style:family="paragraph" style:parent-style-name="Standard">
      <style:text-properties style:font-name="Arial" officeooo:paragraph-rsid="01c4afcf" style:font-name-asian="Arial"/>
    </style:style>
    <style:style style:name="P37" style:family="paragraph" style:parent-style-name="Standard">
      <style:text-properties style:font-name="Arial" officeooo:paragraph-rsid="01bd07d8" style:font-name-asian="Arial"/>
    </style:style>
    <style:style style:name="P38" style:family="paragraph" style:parent-style-name="Standard">
      <style:text-properties style:font-name="Arial" officeooo:paragraph-rsid="01bc7f2d" style:font-name-asian="Arial"/>
    </style:style>
    <style:style style:name="P39" style:family="paragraph" style:parent-style-name="Standard">
      <style:text-properties style:font-name="Arial" officeooo:paragraph-rsid="028b9daf" style:font-name-asian="Arial"/>
    </style:style>
    <style:style style:name="P40" style:family="paragraph" style:parent-style-name="Table_20_Contents">
      <style:text-properties style:font-name="Arial" style:font-name-asian="Arial"/>
    </style:style>
    <style:style style:name="P41" style:family="paragraph" style:parent-style-name="Table_20_Contents">
      <style:text-properties style:font-name="Arial" officeooo:rsid="008e4ded" officeooo:paragraph-rsid="008e4ded" style:font-name-asian="Arial"/>
    </style:style>
    <style:style style:name="P42" style:family="paragraph" style:parent-style-name="Table_20_Contents">
      <style:text-properties style:font-name="Arial" officeooo:rsid="00c907a6" officeooo:paragraph-rsid="00c907a6" style:font-name-asian="Arial"/>
    </style:style>
    <style:style style:name="P43" style:family="paragraph" style:parent-style-name="Table_20_Contents">
      <style:text-properties style:font-name="Arial" officeooo:rsid="00ff99e5" officeooo:paragraph-rsid="00ff99e5" style:font-name-asian="Arial"/>
    </style:style>
    <style:style style:name="P44" style:family="paragraph" style:parent-style-name="Table_20_Contents">
      <style:text-properties style:font-name="Arial" officeooo:paragraph-rsid="01361a30" style:font-name-asian="Arial"/>
    </style:style>
    <style:style style:name="P45" style:family="paragraph" style:parent-style-name="Table_20_Contents">
      <style:text-properties style:font-name="Arial" officeooo:rsid="013b3d68" officeooo:paragraph-rsid="013b3d68" style:font-name-asian="Arial"/>
    </style:style>
    <style:style style:name="P46" style:family="paragraph" style:parent-style-name="Table_20_Contents">
      <style:text-properties style:font-name="Arial" officeooo:rsid="014a8c2a" officeooo:paragraph-rsid="014a8c2a" style:font-name-asian="Arial"/>
    </style:style>
    <style:style style:name="P47" style:family="paragraph" style:parent-style-name="Table_20_Contents">
      <style:text-properties style:font-name="Arial" officeooo:paragraph-rsid="016547f1" style:font-name-asian="Arial"/>
    </style:style>
    <style:style style:name="P48" style:family="paragraph" style:parent-style-name="Table_20_Contents">
      <style:text-properties style:font-name="Arial" officeooo:rsid="018cd414" officeooo:paragraph-rsid="018cd414" style:font-name-asian="Arial" style:language-asian="zh" style:country-asian="CN"/>
    </style:style>
    <style:style style:name="P49" style:family="paragraph" style:parent-style-name="Table_20_Contents">
      <style:text-properties style:font-name="Arial" officeooo:rsid="01aee524" officeooo:paragraph-rsid="01aee524" style:font-name-asian="Arial" style:language-asian="zh" style:country-asian="CN"/>
    </style:style>
    <style:style style:name="P50" style:family="paragraph" style:parent-style-name="Table_20_Contents">
      <style:text-properties style:font-name="Arial" officeooo:rsid="01b730ba" officeooo:paragraph-rsid="01b730ba" style:font-name-asian="Arial" style:language-asian="zh" style:country-asian="CN"/>
    </style:style>
    <style:style style:name="P51" style:family="paragraph" style:parent-style-name="Table_20_Contents">
      <style:text-properties style:font-name="Arial" officeooo:rsid="01cbeb26" officeooo:paragraph-rsid="01cbeb26" style:font-name-asian="Arial" style:language-asian="zh" style:country-asian="CN"/>
    </style:style>
    <style:style style:name="P52" style:family="paragraph" style:parent-style-name="Table_20_Contents">
      <style:text-properties style:font-name="Arial" officeooo:rsid="01d4c3fb" officeooo:paragraph-rsid="01d4c3fb" style:font-name-asian="Arial" style:language-asian="zh" style:country-asian="CN"/>
    </style:style>
    <style:style style:name="P53" style:family="paragraph" style:parent-style-name="Table_20_Contents">
      <style:text-properties style:font-name="Arial" officeooo:rsid="01dcf96f" officeooo:paragraph-rsid="01dcf96f" style:font-name-asian="Arial" style:language-asian="zh" style:country-asian="CN"/>
    </style:style>
    <style:style style:name="P54" style:family="paragraph" style:parent-style-name="Table_20_Contents">
      <style:text-properties style:font-name="Arial" officeooo:rsid="02109127" officeooo:paragraph-rsid="02109127" style:font-name-asian="Arial" style:language-asian="zh" style:country-asian="CN"/>
    </style:style>
    <style:style style:name="P55" style:family="paragraph" style:parent-style-name="Table_20_Contents">
      <style:text-properties style:font-name="Arial" officeooo:rsid="02168d11" officeooo:paragraph-rsid="02168d11" style:font-name-asian="Arial" style:language-asian="zh" style:country-asian="CN"/>
    </style:style>
    <style:style style:name="P56" style:family="paragraph" style:parent-style-name="Table_20_Contents">
      <style:text-properties style:font-name="Arial" officeooo:rsid="021daadc" officeooo:paragraph-rsid="021daadc" style:font-name-asian="Arial" style:language-asian="zh" style:country-asian="CN"/>
    </style:style>
    <style:style style:name="P57" style:family="paragraph" style:parent-style-name="Table_20_Contents">
      <style:text-properties style:font-name="Arial" officeooo:rsid="0223f2df" officeooo:paragraph-rsid="0223f2df" style:font-name-asian="Arial" style:language-asian="zh" style:country-asian="CN"/>
    </style:style>
    <style:style style:name="P58" style:family="paragraph" style:parent-style-name="Table_20_Contents">
      <style:text-properties style:font-name="Arial" officeooo:rsid="02257773" officeooo:paragraph-rsid="02257773" style:font-name-asian="Arial" style:language-asian="zh" style:country-asian="CN"/>
    </style:style>
    <style:style style:name="P59" style:family="paragraph" style:parent-style-name="Table_20_Contents">
      <style:text-properties style:font-name="Arial" officeooo:rsid="022d05bf" officeooo:paragraph-rsid="022d05bf" style:font-name-asian="Arial" style:language-asian="zh" style:country-asian="CN"/>
    </style:style>
    <style:style style:name="P60" style:family="paragraph" style:parent-style-name="Table_20_Contents">
      <style:text-properties style:font-name="Arial" officeooo:rsid="0253ce82" officeooo:paragraph-rsid="0253ce82" style:font-name-asian="Arial" style:language-asian="zh" style:country-asian="CN"/>
    </style:style>
    <style:style style:name="P61" style:family="paragraph" style:parent-style-name="Table_20_Contents">
      <style:text-properties style:font-name="Arial" officeooo:rsid="025694ae" officeooo:paragraph-rsid="025694ae" style:font-name-asian="Arial" style:language-asian="zh" style:country-asian="CN"/>
    </style:style>
    <style:style style:name="P62" style:family="paragraph" style:parent-style-name="Table_20_Contents">
      <style:text-properties style:font-name="Arial" officeooo:rsid="027974cf" officeooo:paragraph-rsid="027974cf" style:font-name-asian="Arial" style:language-asian="zh" style:country-asian="CN"/>
    </style:style>
    <style:style style:name="P63" style:family="paragraph" style:parent-style-name="Table_20_Contents">
      <style:text-properties style:font-name="Arial" officeooo:paragraph-rsid="019684f3" style:font-name-asian="Arial"/>
    </style:style>
    <style:style style:name="P64" style:family="paragraph" style:parent-style-name="Table_20_Contents">
      <style:text-properties style:font-name="Arial" officeooo:paragraph-rsid="01eaaf29" style:font-name-asian="Arial"/>
    </style:style>
    <style:style style:name="P65" style:family="paragraph" style:parent-style-name="Table_20_Contents">
      <style:text-properties style:font-name="Arial" officeooo:paragraph-rsid="0200f978" style:font-name-asian="Arial"/>
    </style:style>
    <style:style style:name="P66" style:family="paragraph" style:parent-style-name="Table_20_Contents">
      <style:text-properties style:font-name="Arial" officeooo:paragraph-rsid="02468b48" style:font-name-asian="Arial"/>
    </style:style>
    <style:style style:name="P67" style:family="paragraph" style:parent-style-name="Table_20_Contents">
      <style:text-properties style:font-name="Arial" officeooo:paragraph-rsid="028872d9" style:font-name-asian="Arial"/>
    </style:style>
    <style:style style:name="P68" style:family="paragraph" style:parent-style-name="Table_20_Contents">
      <style:text-properties fo:color="#6666ff" style:font-name="Arial" style:font-name-asian="Arial"/>
    </style:style>
    <style:style style:name="P69" style:family="paragraph" style:parent-style-name="Table_20_Contents">
      <style:text-properties fo:color="#6666ff" style:font-name="Arial" officeooo:paragraph-rsid="01eaaf29" style:font-name-asian="Arial"/>
    </style:style>
    <style:style style:name="P70" style:family="paragraph" style:parent-style-name="Text_20_body">
      <style:text-properties style:font-name="Arial" style:font-name-asian="Arial"/>
    </style:style>
    <style:style style:name="P71" style:family="paragraph" style:parent-style-name="Text_20_body">
      <style:text-properties style:font-name="Arial" officeooo:rsid="01cfa633" officeooo:paragraph-rsid="01cfa633" style:font-name-asian="Arial" style:language-asian="zh" style:country-asian="CN"/>
    </style:style>
    <style:style style:name="P72" style:family="paragraph" style:parent-style-name="Text_20_body">
      <style:text-properties style:font-name="Arial" officeooo:paragraph-rsid="025ea9d1" style:font-name-asian="Arial"/>
    </style:style>
    <style:style style:name="P73" style:family="paragraph" style:parent-style-name="Text_20_body">
      <style:text-properties style:font-name="Arial" officeooo:paragraph-rsid="0262bf3b" style:font-name-asian="Arial"/>
    </style:style>
    <style:style style:name="P74" style:family="paragraph" style:parent-style-name="Text_20_body">
      <style:text-properties style:font-name="Arial" officeooo:paragraph-rsid="02662f8f" style:font-name-asian="Arial"/>
    </style:style>
    <style:style style:name="P75" style:family="paragraph" style:parent-style-name="Text_20_body">
      <style:text-properties style:font-name="Arial" officeooo:paragraph-rsid="026c8257" style:font-name-asian="Arial"/>
    </style:style>
    <style:style style:name="P76" style:family="paragraph" style:parent-style-name="Text_20_body">
      <style:text-properties style:font-name="Arial" officeooo:paragraph-rsid="02721dbc" style:font-name-asian="Arial"/>
    </style:style>
    <style:style style:name="P77" style:family="paragraph" style:parent-style-name="Standard">
      <style:text-properties style:font-name="Arial" officeooo:rsid="027f7c4a" officeooo:paragraph-rsid="027f7c4a" style:font-name-asian="Arial" style:language-asian="zh" style:country-asian="CN"/>
    </style:style>
    <style:style style:name="P78" style:family="paragraph" style:parent-style-name="Standard">
      <style:text-properties style:font-name="Arial" officeooo:rsid="0061b4ac" officeooo:paragraph-rsid="0086d8e9" style:font-name-asian="Arial"/>
    </style:style>
    <style:style style:name="P79" style:family="paragraph" style:parent-style-name="Standard">
      <style:text-properties style:font-name="Arial" officeooo:rsid="0061b4ac" officeooo:paragraph-rsid="00a31055" style:font-name-asian="Arial"/>
    </style:style>
    <style:style style:name="P80" style:family="paragraph" style:parent-style-name="Standard">
      <style:text-properties style:font-name="Arial" officeooo:paragraph-rsid="001d2433" style:font-name-asian="Arial"/>
    </style:style>
    <style:style style:name="P81" style:family="paragraph" style:parent-style-name="Standard">
      <style:text-properties style:font-name="Arial" officeooo:rsid="02a164cb" officeooo:paragraph-rsid="02a164cb" style:font-name-asian="Arial"/>
    </style:style>
    <style:style style:name="P82" style:family="paragraph" style:parent-style-name="Heading_20_2">
      <style:text-properties style:font-name="Arial" style:font-name-asian="Arial"/>
    </style:style>
    <style:style style:name="P83" style:family="paragraph" style:parent-style-name="Heading_20_3">
      <style:text-properties style:font-name="Arial" style:font-name-asian="Arial"/>
    </style:style>
    <style:style style:name="P84" style:family="paragraph" style:parent-style-name="Heading_20_1">
      <style:text-properties style:font-name="Arial" officeooo:rsid="00222962" officeooo:paragraph-rsid="00447147" style:font-name-asian="Arial" style:language-asian="zh" style:country-asian="CN"/>
    </style:style>
    <style:style style:name="P85" style:family="paragraph" style:parent-style-name="Heading_20_1">
      <style:text-properties style:font-name="Arial" officeooo:paragraph-rsid="019fe70b" style:font-name-asian="Arial"/>
    </style:style>
    <style:style style:name="P86" style:family="paragraph" style:parent-style-name="Heading_20_4">
      <style:text-properties style:font-name="Arial" style:font-name-asian="Arial"/>
    </style:style>
    <style:style style:name="P87" style:family="paragraph" style:parent-style-name="Heading_20_5">
      <style:text-properties style:font-name="Arial" style:font-name-asian="Arial"/>
    </style:style>
    <style:style style:name="P88" style:family="paragraph" style:parent-style-name="Heading_20_6">
      <style:text-properties style:font-name="Arial" style:font-name-asian="Arial"/>
    </style:style>
    <style:style style:name="P89" style:family="paragraph" style:parent-style-name="Heading_20_7">
      <style:text-properties style:font-name="Arial" style:font-name-asian="Arial"/>
    </style:style>
    <style:style style:name="P90" style:family="paragraph" style:parent-style-name="Heading_20_7">
      <style:text-properties style:font-name="Arial" officeooo:paragraph-rsid="008075ab" style:font-name-asian="Arial"/>
    </style:style>
    <style:style style:name="P91" style:family="paragraph" style:parent-style-name="Heading_20_7">
      <style:text-properties style:font-name="Arial" officeooo:paragraph-rsid="0037cd9a" style:font-name-asian="Arial"/>
    </style:style>
    <style:style style:name="P92" style:family="paragraph" style:parent-style-name="Heading_20_7">
      <style:text-properties style:font-name="Arial" officeooo:paragraph-rsid="016547f1" style:font-name-asian="Arial"/>
    </style:style>
    <style:style style:name="P93" style:family="paragraph" style:parent-style-name="Heading_20_7">
      <style:text-properties style:font-name="Arial" officeooo:paragraph-rsid="004e0f8a" style:font-name-asian="Arial"/>
    </style:style>
    <style:style style:name="P94" style:family="paragraph" style:parent-style-name="Heading_20_7">
      <style:text-properties style:language-asian="zh" style:country-asian="CN"/>
    </style:style>
    <style:style style:name="P95" style:family="paragraph" style:parent-style-name="Table_20_Contents">
      <style:text-properties style:font-name="Arial" officeooo:rsid="01e63f10" officeooo:paragraph-rsid="01eb6b6b" style:font-name-asian="Arial" style:language-asian="zh" style:country-asian="CN"/>
    </style:style>
    <style:style style:name="P96" style:family="paragraph" style:parent-style-name="Table_20_Contents">
      <style:text-properties style:font-name="Arial" officeooo:rsid="01fe5821" style:font-name-asian="Arial" style:language-asian="zh" style:country-asian="CN"/>
    </style:style>
    <style:style style:name="P97" style:family="paragraph" style:parent-style-name="Table_20_Contents">
      <style:text-properties style:font-name="Arial" officeooo:rsid="01fe5821" officeooo:paragraph-rsid="0200f978" style:font-name-asian="Arial" style:language-asian="zh" style:country-asian="CN"/>
    </style:style>
    <style:style style:name="P98" style:family="paragraph" style:parent-style-name="Table_20_Contents">
      <style:text-properties style:font-name="Arial" officeooo:rsid="023c1a33" style:font-name-asian="Arial" style:language-asian="zh" style:country-asian="CN"/>
    </style:style>
    <style:style style:name="P99" style:family="paragraph" style:parent-style-name="Table_20_Contents">
      <style:text-properties style:font-name="Arial" officeooo:rsid="02452b3c" officeooo:paragraph-rsid="02468b48" style:font-name-asian="Arial" style:language-asian="zh" style:country-asian="CN"/>
    </style:style>
    <style:style style:name="P100" style:family="paragraph" style:parent-style-name="Table_20_Contents">
      <style:text-properties style:font-name="Arial" officeooo:rsid="0197548e" style:font-name-asian="Arial" style:language-asian="zh" style:country-asian="CN"/>
    </style:style>
    <style:style style:name="P101" style:family="paragraph" style:parent-style-name="Table_20_Contents">
      <style:text-properties style:font-name="Arial" officeooo:rsid="0197548e" officeooo:paragraph-rsid="0197548e" style:font-name-asian="Arial" style:language-asian="zh" style:country-asian="CN"/>
    </style:style>
    <style:style style:name="P102" style:family="paragraph" style:parent-style-name="Table_20_Contents">
      <style:text-properties style:font-name="Arial" officeooo:rsid="019b1de4" officeooo:paragraph-rsid="019b1de4" style:font-name-asian="Arial" style:language-asian="zh" style:country-asian="CN"/>
    </style:style>
    <style:style style:name="P103" style:family="paragraph" style:parent-style-name="Table_20_Contents">
      <style:text-properties style:font-name="Arial" officeooo:rsid="01829490" officeooo:paragraph-rsid="028872d9" style:font-name-asian="Arial" style:language-asian="zh" style:country-asian="CN"/>
    </style:style>
    <style:style style:name="P104" style:family="paragraph" style:parent-style-name="Table_20_Contents">
      <style:text-properties style:font-name="Arial" officeooo:rsid="01829490" officeooo:paragraph-rsid="01829490" style:font-name-asian="Arial" style:language-asian="zh" style:country-asian="CN"/>
    </style:style>
    <style:style style:name="P105" style:family="paragraph" style:parent-style-name="Table_20_Contents">
      <style:text-properties fo:color="#6666ff" style:font-name="Arial" officeooo:rsid="0197548e" style:font-name-asian="Arial" style:language-asian="zh" style:country-asian="CN"/>
    </style:style>
    <style:style style:name="P106" style:family="paragraph" style:parent-style-name="Table_20_Contents">
      <style:text-properties fo:color="#6666ff" style:font-name="Arial" officeooo:rsid="0197548e" officeooo:paragraph-rsid="0197548e" style:font-name-asian="Arial" style:language-asian="zh" style:country-asian="CN"/>
    </style:style>
    <style:style style:name="P107" style:family="paragraph" style:parent-style-name="Table_20_Contents">
      <style:text-properties fo:color="#6666ff" style:font-name="Arial" officeooo:rsid="019b1de4" officeooo:paragraph-rsid="019b1de4" style:font-name-asian="Arial" style:language-asian="zh" style:country-asian="CN"/>
    </style:style>
    <style:style style:name="P108" style:family="paragraph" style:parent-style-name="Table_20_Contents">
      <style:text-properties fo:color="#6666ff" style:font-name="Arial" officeooo:rsid="01829490" style:font-name-asian="Arial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222962" style:language-asian="zh" style:country-asian="CN"/>
    </style:style>
    <style:style style:name="T3" style:family="text">
      <style:text-properties officeooo:rsid="0025f162" style:language-asian="zh" style:country-asian="CN"/>
    </style:style>
    <style:style style:name="T4" style:family="text">
      <style:text-properties officeooo:rsid="01829490" style:language-asian="zh" style:country-asian="CN"/>
    </style:style>
    <style:style style:name="T5" style:family="text">
      <style:text-properties officeooo:rsid="0197548e" style:language-asian="zh" style:country-asian="CN"/>
    </style:style>
    <style:style style:name="T6" style:family="text">
      <style:text-properties officeooo:rsid="01a9f79f" style:language-asian="zh" style:country-asian="CN"/>
    </style:style>
    <style:style style:name="T7" style:family="text">
      <style:text-properties officeooo:rsid="01da0464" style:language-asian="zh" style:country-asian="CN"/>
    </style:style>
    <style:style style:name="T8" style:family="text">
      <style:text-properties officeooo:rsid="01dd8e42" style:language-asian="zh" style:country-asian="CN"/>
    </style:style>
    <style:style style:name="T9" style:family="text">
      <style:text-properties officeooo:rsid="01c134d1" style:language-asian="zh" style:country-asian="CN"/>
    </style:style>
    <style:style style:name="T10" style:family="text">
      <style:text-properties officeooo:rsid="01ba7f4e" style:language-asian="zh" style:country-asian="CN"/>
    </style:style>
    <style:style style:name="T11" style:family="text">
      <style:text-properties officeooo:rsid="01c2cb2e" style:language-asian="zh" style:country-asian="CN"/>
    </style:style>
    <style:style style:name="T12" style:family="text">
      <style:text-properties officeooo:rsid="01e63f10" style:language-asian="zh" style:country-asian="CN"/>
    </style:style>
    <style:style style:name="T13" style:family="text">
      <style:text-properties officeooo:rsid="01eaaf29" style:language-asian="zh" style:country-asian="CN"/>
    </style:style>
    <style:style style:name="T14" style:family="text">
      <style:text-properties officeooo:rsid="01ec6b9e" style:language-asian="zh" style:country-asian="CN"/>
    </style:style>
    <style:style style:name="T15" style:family="text">
      <style:text-properties officeooo:rsid="01fa1d16" style:language-asian="zh" style:country-asian="CN"/>
    </style:style>
    <style:style style:name="T16" style:family="text">
      <style:text-properties officeooo:rsid="02320d36" style:language-asian="zh" style:country-asian="CN"/>
    </style:style>
    <style:style style:name="T17" style:family="text">
      <style:text-properties officeooo:rsid="023c1a33" style:language-asian="zh" style:country-asian="CN"/>
    </style:style>
    <style:style style:name="T18" style:family="text">
      <style:text-properties officeooo:rsid="023d5cbb" style:language-asian="zh" style:country-asian="CN"/>
    </style:style>
    <style:style style:name="T19" style:family="text">
      <style:text-properties officeooo:rsid="02452b3c" style:language-asian="zh" style:country-asian="CN"/>
    </style:style>
    <style:style style:name="T20" style:family="text">
      <style:text-properties officeooo:rsid="02468b48" style:language-asian="zh" style:country-asian="CN"/>
    </style:style>
    <style:style style:name="T21" style:family="text">
      <style:text-properties officeooo:rsid="024e7041" style:language-asian="zh" style:country-asian="CN"/>
    </style:style>
    <style:style style:name="T22" style:family="text">
      <style:text-properties officeooo:rsid="027f7c4a" style:language-asian="zh" style:country-asian="CN"/>
    </style:style>
    <style:style style:name="T23" style:family="text">
      <style:text-properties officeooo:rsid="00c28a8b"/>
    </style:style>
    <style:style style:name="T24" style:family="text">
      <style:text-properties officeooo:rsid="00db04a2"/>
    </style:style>
    <style:style style:name="T25" style:family="text">
      <style:text-properties officeooo:rsid="011745d9"/>
    </style:style>
    <style:style style:name="T26" style:family="text">
      <style:text-properties officeooo:rsid="011a3219"/>
    </style:style>
    <style:style style:name="T27" style:family="text">
      <style:text-properties officeooo:rsid="01222a66"/>
    </style:style>
    <style:style style:name="T28" style:family="text">
      <style:text-properties fo:color="#6666ff"/>
    </style:style>
    <style:style style:name="T29" style:family="text">
      <style:text-properties fo:color="#6666ff" fo:font-weight="bold" style:font-weight-asian="bold" style:font-weight-complex="bold"/>
    </style:style>
    <style:style style:name="T30" style:family="text">
      <style:text-properties fo:color="#ff3333"/>
    </style:style>
    <style:style style:name="T31" style:family="text">
      <style:text-properties fo:color="#000099" fo:font-weight="bold" style:font-weight-asian="bold" style:font-weight-complex="bold"/>
    </style:style>
    <style:style style:name="T32" style:family="text">
      <style:text-properties officeooo:rsid="024c79cc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fo:font-weight="normal" officeooo:rsid="01ba7f4e" style:language-asian="zh" style:country-asian="CN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line-break/><text:span text:style-name="T22">0</text:span></text:h>
      <text:h text:style-name="Heading_20_2" text:outline-level="2">JIT compile flow</text:h>
      <text:p text:style-name="P77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9"><text:a xlink:type="simple" xlink:href="#2.2.1.1.1.6.2.c2compiler.cpp|outline" text:style-name="Internet_20_link" text:visited-style-name="Visited_20_Internet_20_Link">C2Compiler</text:a><text:span text:style-name="T33">::compile_method()<text:line-break/> <text:s/>-</text:span><text:span text:style-name="T34">&gt;</text:span><text:a xlink:type="simple" xlink:href="#2.2.1.1.1.6.1.compile.hpp|outline" text:style-name="Internet_20_link" text:visited-style-name="Visited_20_Internet_20_Link">Compile</text:a><text:span text:style-name="T34">::Compile()</text:span><text:span text:style-name="T33">;</text:span><text:line-break/> <text:s text:c="3"/>-<text:span text:style-name="T10">&gt;</text:span>ciEnv::register_method(ciMethod* target, JITCode* jc)<text:line-break/> <text:s text:c="5"/>-<text:span text:style-name="T10">&gt;</text:span>nmethod::new_nmethod(methodHandle method, JITCode* jc)<text:line-break/> <text:s text:c="7"/><text:span text:style-name="T10">-&gt;</text:span>nmethod::nmethod()<text:line-break/> <text:s text:c="9"/>-<text:span text:style-name="T11">&gt;</text:span>CodeBlob::CodeBlob()</text:p>
          </table:table-cell>
        </table:table-row>
      </table:table>
      <text:p text:style-name="P80"/>
      <text:p text:style-name="P81"/>
      <text:h text:style-name="P84" text:outline-level="1">1</text:h>
      <text:h text:style-name="P82" text:outline-level="2"><text:span text:style-name="T2">j</text:span><text:span text:style-name="T1">dk</text:span></text:h>
      <text:h text:style-name="P83" text:outline-level="3">src</text:h>
      <text:h text:style-name="P86" text:outline-level="4">share</text:h>
      <text:h text:style-name="P87" text:outline-level="5">bin</text:h>
      <text:h text:style-name="P89" text:outline-level="7">main.c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0">./jdk/src/share/bin/main.c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9">// <text:span text:style-name="T14">The main entry point for java</text:span></text:p>
            <text:p text:style-name="P64">int main(int argc, char **argv) {</text:p>
            <text:p text:style-name="P64"><text:span text:style-name="T12"><text:s text:c="2"/>return JLI_Launch(...</text:span><text:span text:style-name="T13">)</text:span></text:p>
            <text:p text:style-name="P95">}</text:p>
          </table:table-cell>
        </table:table-row>
      </table:table>
      <text:h text:style-name="P89" text:outline-level="7">java.c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0">./jdk/src/share/bin/java.c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0">int JLI_Launch(int argc, char ** argv, <text:s text:c="13"/>/* main argc, argc */</text:p>
            <text:p text:style-name="P40"><text:s text:c="8"/>int jargc, const char** jargv, <text:s text:c="9"/>/* java args */</text:p>
            <text:p text:style-name="P40"><text:s text:c="8"/>int appclassc, const char** appclassv, <text:s/>/* app classpath */</text:p>
            <text:p text:style-name="P40"><text:s text:c="8"/>const char* fullversion, <text:s text:c="15"/>/* full version defined */</text:p>
            <text:p text:style-name="P40"><text:s text:c="8"/>const char* dotversion, <text:s text:c="16"/>/* dot version defined */</text:p>
            <text:p text:style-name="P40"><text:s text:c="8"/>const char* pname, <text:s text:c="21"/>/* program name */</text:p>
            <text:p text:style-name="P40"><text:s text:c="8"/>const char* lname, <text:s text:c="21"/>/* launcher name */</text:p>
            <text:p text:style-name="P40"><text:s text:c="8"/>jboolean javaargs, <text:s text:c="21"/>/* JAVA_ARGS */</text:p>
            <text:p text:style-name="P40"><text:s text:c="8"/>jboolean cpwildcard, <text:s text:c="19"/>/* classpath wildcard*/</text:p>
            <text:p text:style-name="P40"><text:s text:c="8"/>jboolean javaw, <text:s text:c="24"/>/* windows-only javaw */</text:p>
            <text:p text:style-name="P40"><text:s text:c="8"/>jint ergo <text:s text:c="30"/>/* ergonomics class policy */</text:p>
            <text:p text:style-name="P40"><text:soft-page-break/>)</text:p>
            <text:p text:style-name="P40">{</text:p>
            <text:p text:style-name="P52">}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0">int JNICALL JavaMain(void * _args) <text:span text:style-name="T7">{}</text:span>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0">static jboolean</text:p>
            <text:p text:style-name="P40">ParseArguments(int *pargc, char ***pargv,</text:p>
            <text:p text:style-name="P40"><text:s text:c="15"/>int *pmode, char **pwhat,</text:p>
            <text:p text:style-name="P40"><text:s text:c="15"/>int *pret, const char *jrepath)</text:p>
            <text:p text:style-name="P53">{}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0">static jboolean</text:p>
            <text:p text:style-name="P40">InitializeJVM(JavaVM **pvm, JNIEnv **penv, InvocationFunctions *ifn, int argc, char **argv)</text:p>
            <text:p text:style-name="P40">{<text:span text:style-name="T8">}</text:span></text:p>
          </table:table-cell>
        </table:table-row>
      </table:table>
      <text:p text:style-name="P71"/>
      <text:h text:style-name="P82" text:outline-level="2">hotspot</text:h>
      <text:h text:style-name="P83" text:outline-level="3"><text:span text:style-name="T3">s</text:span><text:span text:style-name="T1">rc</text:span></text:h>
      <text:h text:style-name="P86" text:outline-level="4">share</text:h>
      <text:h text:style-name="P87" text:outline-level="5">vm</text:h>
      <text:h text:style-name="P88" text:outline-level="6">asm</text:h>
      <text:p text:style-name="P2">interface of assembler</text:p>
      <text:h text:style-name="P89" text:outline-level="7">assembler.cpp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7">./hotspot/src/share/vm/asm/assembler.cpp</text:p>
          </table:table-cell>
        </table:table-row>
      </table:table>
      <text:p text:style-name="P26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0">// The Abstract Assembler: Pure assembler doing NO optimizations on the</text:p>
            <text:p text:style-name="P40">// instruction level; i.e., what you write is what you get.</text:p>
            <text:p text:style-name="P40">// The Assembler is generating code into a CodeBuffer.</text:p>
            <text:p text:style-name="P40">class AbstractAssembler: public ResourceObj <text:s/>{</text:p>
            <text:p text:style-name="P40"><text:s text:c="2"/>CodeSection* <text:s/>_code_section; <text:s text:c="9"/>// section within the code buffer</text:p>
            <text:p text:style-name="P40"><text:s text:c="2"/>OopRecorder* _oop_recorder; <text:s text:c="9"/>// support for relocInfo::oop_type</text:p>
            <text:p text:style-name="P43">}</text:p>
          </table:table-cell>
        </table:table-row>
      </table:table>
      <text:p text:style-name="P26"><text:line-break/> <text:s text:c="3"/>AbstractAssembler::start_a_stub<text:line-break/> <text:s text:c="3"/>AbstractAssembler::start_a_const</text:p>
      <text:p text:style-name="P26"/>
      <text:h text:style-name="P89" text:outline-level="7">codeBuffer.cpp</text:h>
      <text:p text:style-name="P72">A CodeBuffer describes a memory space into which assembly code is generated.</text:p>
      <text:p text:style-name="P72">This memory space usually occupies the interior of a single BufferBlob, but in some cases it may be an arbitrary span of memory, even outside the code cache.</text:p>
      <text:p text:style-name="P73">A code buffer comes in two variants:</text:p>
      <text:p text:style-name="P74"><text:soft-page-break/>(1) A CodeBuffer referring to an already allocated piece of memory:</text:p>
      <text:p text:style-name="P74">This is used to direct 'static' code generation (e.g. for interpreter or stubroutine generation, etc.). This code comes with NO relocation information.</text:p>
      <text:p text:style-name="P75">(2) A CodeBuffer referring to a piece of memory allocated when the CodeBuffer is allocated. This is used for nmethod generation.</text:p>
      <text:p text:style-name="P76">The memory can be divided up into several parts called sections. Each section independently accumulates code (or data) an relocations. Sections can grow (at the expense of a reallocation of the BufferBlob and recopying of all active sections). <text:s/>When the buffered code is finally written to an nmethod (or other CodeBlob), the contents (code, data, and relocations) of the sections are padded to an alignment and concatenated.</text:p>
      <text:p text:style-name="P76">Instructions and data in one section can contain relocatable references to addresses in a sibling section.</text:p>
      <text:p text:style-name="P76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./hotspot/src/share/vm/asm/codeBuffer.cpp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0">class <text:span text:style-name="T29">CodeBuffer</text:span>: public StackObj {</text:p>
            <text:p text:style-name="P40"><text:s text:c="2"/>const char* <text:s/>_name;</text:p>
            <text:p text:style-name="P40"/>
            <text:p text:style-name="P40"><text:s text:c="2"/>CodeSection <text:s/>_consts; <text:s text:c="12"/>// constants, jump tables</text:p>
            <text:p text:style-name="P40"><text:s text:c="2"/>CodeSection <text:s/>_insts; <text:s text:c="13"/>// instructions (the main section)</text:p>
            <text:p text:style-name="P40"><text:s text:c="2"/>CodeSection <text:s/>_stubs; <text:s text:c="13"/>// stubs (call site support), deopt, exception handling</text:p>
            <text:p text:style-name="P40"/>
            <text:p text:style-name="P40"><text:s text:c="2"/>CodeBuffer* <text:s/>_before_expand; <text:s/>// dead buffer, from before the last expansion</text:p>
            <text:p text:style-name="P40"/>
            <text:p text:style-name="P40"><text:s text:c="2"/>BufferBlob* <text:s/>_blob; <text:s text:c="10"/>// optional buffer in CodeCache for generated code</text:p>
            <text:p text:style-name="P40"><text:s text:c="2"/>address <text:s text:c="5"/>_total_start; <text:s text:c="3"/>// first address of combined memory buffer</text:p>
            <text:p text:style-name="P40"><text:s text:c="2"/>csize_t <text:s text:c="5"/>_total_size; <text:s text:c="4"/>// size in bytes of combined memory buffer</text:p>
            <text:p text:style-name="P40"/>
            <text:p text:style-name="P40"><text:s text:c="2"/>OopRecorder* _oop_recorder;</text:p>
            <text:p text:style-name="P40"><text:s text:c="2"/>CodeStrings <text:s/>_code_strings;</text:p>
            <text:p text:style-name="P40"><text:s text:c="2"/>OopRecorder <text:s/>_default_oop_recorder; <text:s/>// override with initialize_oop_recorder</text:p>
            <text:p text:style-name="P40"><text:s text:c="2"/>Arena* <text:s text:c="6"/>_overflow_arena;</text:p>
            <text:p text:style-name="P40"/>
            <text:p text:style-name="P40"><text:s text:c="2"/>address <text:s text:c="5"/>_decode_begin; <text:s text:c="2"/>// start address for decode</text:p>
            <text:p text:style-name="P61">}</text:p>
          </table:table-cell>
        </table:table-row>
        <table:table-row>
          <table:table-cell table:style-name="Table50.A2" office:value-type="string">
            <text:p text:style-name="P40">class <text:span text:style-name="T29">CodeSection</text:span> VALUE_OBJ_CLASS_SPEC {</text:p>
            <text:p text:style-name="P40"><text:s/>public:</text:p>
            <text:p text:style-name="P40"><text:s text:c="2"/>address <text:s text:c="4"/>_start; <text:s text:c="10"/>// first byte of contents (instructions)</text:p>
            <text:p text:style-name="P40"><text:s text:c="2"/>address <text:s text:c="4"/>_mark; <text:s text:c="11"/>// user mark, usually an instruction beginning</text:p>
            <text:p text:style-name="P40"><text:s text:c="2"/>address <text:s text:c="4"/>_end; <text:s text:c="12"/>// current end address</text:p>
            <text:p text:style-name="P40"><text:s text:c="2"/>address <text:s text:c="4"/>_limit; <text:s text:c="10"/>// last possible (allocated) end address</text:p>
            <text:p text:style-name="P40"><text:s text:c="2"/>relocInfo* <text:s/>_locs_start; <text:s text:c="5"/>// first byte of relocation information</text:p>
            <text:p text:style-name="P40"><text:s text:c="2"/>relocInfo* <text:s/>_locs_end; <text:s text:c="7"/>// first byte after relocation information</text:p>
            <text:p text:style-name="P40"><text:soft-page-break/><text:s text:c="2"/>relocInfo* <text:s/>_locs_limit; <text:s text:c="5"/>// first byte after relocation information buf</text:p>
            <text:p text:style-name="P40"><text:s text:c="2"/>address <text:s text:c="4"/>_locs_point; <text:s text:c="5"/>// last relocated position (grows upward)</text:p>
            <text:p text:style-name="P40"><text:s text:c="2"/>bool <text:s text:c="7"/>_locs_own; <text:s text:c="7"/>// did I allocate the locs myself?</text:p>
            <text:p text:style-name="P40"><text:s text:c="2"/>bool <text:s text:c="7"/>_frozen; <text:s text:c="9"/>// no more expansion of this section</text:p>
            <text:p text:style-name="P40"><text:s text:c="2"/>char <text:s text:c="7"/>_index; <text:s text:c="10"/>// my section number (SECT_INST, etc.)</text:p>
            <text:p text:style-name="P40"><text:s text:c="2"/>CodeBuffer* _outer; <text:s text:c="10"/>// enclosing CodeBuffer</text:p>
            <text:p text:style-name="P62">}</text:p>
          </table:table-cell>
        </table:table-row>
        <table:table-row>
          <table:table-cell table:style-name="Table50.A3" office:value-type="string">
            <text:p text:style-name="P40">// </text:p>
            <text:p text:style-name="P40">void CodeBuffer::<text:span text:style-name="T31">finalize_oop_references</text:span>(methodHandle mh) {</text:p>
            <text:p text:style-name="P40"/>
            <text:p text:style-name="P56">}</text:p>
          </table:table-cell>
        </table:table-row>
      </table:table>
      <text:p text:style-name="P28"/>
      <text:p text:style-name="P4"><text:line-break/> <text:s text:c="3"/>// The structure of a CodeSection:<text:line-break/> <text:s text:c="3"/>//<text:line-break/> <text:s text:c="3"/>// <text:s text:c="3"/>_start -&gt; <text:s text:c="5"/>+---------------------+<text:line-break/> <text:s text:c="3"/>// <text:s text:c="23"/>| machine code...|<text:line-break/> <text:s text:c="3"/>// <text:s text:c="3"/>_end -&gt; <text:s text:c="7"/>|----------------------|<text:line-break/> <text:s text:c="3"/>// <text:s text:c="23"/>| <text:s text:c="26"/>|<text:line-break/> <text:s text:c="3"/>// <text:s text:c="23"/>| <text:s text:c="3"/>(empty) <text:s text:c="10"/>|<text:line-break/> <text:s text:c="3"/>// <text:s text:c="23"/>| <text:s text:c="26"/>|<text:line-break/> <text:s text:c="3"/>// <text:s text:c="23"/>| <text:s text:c="26"/>|<text:line-break/> <text:s text:c="3"/>// <text:s text:c="23"/>+---------------------+<text:line-break/> <text:s text:c="3"/>// <text:s text:c="3"/>_limit -&gt; <text:s text:c="6"/>| <text:s text:c="26"/>|<text:line-break/> <text:s text:c="3"/>//<text:line-break/> <text:s text:c="3"/>// <text:s text:c="3"/>_locs_start -&gt; +-------------------+<text:line-break/> <text:s text:c="3"/>// <text:s text:c="26"/>|reloc records...|<text:line-break/> <text:s text:c="3"/>// <text:s text:c="26"/>|--------------------|<text:line-break/> <text:s text:c="3"/>// <text:s text:c="3"/>_locs_end -&gt; <text:s/>| <text:s text:c="24"/>|<text:line-break/> <text:s text:c="3"/>// <text:s text:c="26"/>| <text:s text:c="23"/>|<text:line-break/> <text:s text:c="3"/>// <text:s text:c="26"/>| <text:s text:c="3"/>(empty) <text:s text:c="7"/>|<text:line-break/> <text:s text:c="3"/>// <text:s text:c="26"/>| <text:s text:c="23"/>|<text:line-break/> <text:s text:c="3"/>// <text:s text:c="26"/>| <text:s text:c="23"/>|<text:line-break/> <text:s text:c="3"/>// <text:s text:c="26"/>+-------------------+<text:line-break/> <text:s text:c="3"/>// <text:s text:c="3"/>_locs_limit -&gt; <text:s/>| <text:s text:c="23"/>|<text:line-break/> <text:s text:c="3"/>// The _end (resp. _limit) pointer refers to the first<text:line-break/> <text:s text:c="3"/>// unused (resp. unallocated) byte.<text:line-break/><text:line-break/> <text:s text:c="3"/>// The structure of the CodeBuffer while code is being accumulated:<text:line-break/> <text:s text:c="3"/>//<text:line-break/> <text:s text:c="3"/>// <text:s text:c="3"/>_total_start -&gt; <text:s text:c="3"/>\<text:line-break/> <text:s text:c="3"/>// <text:s text:c="3"/>_insts._start -&gt; <text:s text:c="5"/>+----------------+<text:line-break/> <text:s text:c="3"/>// <text:s text:c="33"/>| <text:s text:c="20"/>|<text:line-break/> <text:s text:c="3"/>// <text:s text:c="33"/>| <text:s text:c="4"/>Code <text:s text:c="6"/>|<text:line-break/> <text:s text:c="3"/>// <text:s text:c="33"/>| <text:s text:c="20"/>|<text:line-break/> <text:s text:c="3"/>// <text:s text:c="3"/>_stubs._start -&gt; <text:s text:c="4"/>|-----------------|<text:line-break/> <text:s text:c="3"/>// <text:s text:c="33"/>| <text:s text:c="20"/>|<text:line-break/> <text:s text:c="3"/>// <text:s text:c="33"/>| <text:s text:c="3"/>Stubs <text:s text:c="7"/>| (also handlers for deopt/exception)<text:line-break/><text:soft-page-break/> <text:s text:c="3"/>// <text:s text:c="33"/>| <text:s text:c="20"/>|<text:line-break/> <text:s text:c="3"/>// <text:s text:c="3"/>_consts._start -&gt; <text:s text:c="2"/>|------------------|<text:line-break/> <text:s text:c="3"/>// <text:s text:c="33"/>| <text:s text:c="20"/>|<text:line-break/> <text:s text:c="3"/>// <text:s text:c="33"/>| <text:s text:c="2"/>Constants <text:s/>|<text:line-break/> <text:s text:c="3"/>// <text:s text:c="33"/>| <text:s text:c="20"/>|<text:line-break/> <text:s text:c="3"/>// <text:s text:c="33"/>+----------------+<text:line-break/> <text:s text:c="3"/>// <text:s text:c="3"/>+ _total_size -&gt; <text:s text:c="5"/>| <text:s text:c="20"/>|<text:line-break/></text:p>
      <text:h text:style-name="P88" text:outline-level="6">ci</text:h>
      <text:h text:style-name="Heading_20_7" text:outline-level="7">ciEnv.hpp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hotspot/src/share/vm/ci/ciEnv.hpp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bool failing() { return _failure_reason != NULL; }</text:p>
          </table:table-cell>
        </table:table-row>
      </table:table>
      <text:p text:style-name="P1"/>
      <text:h text:style-name="P89" text:outline-level="7">ciEnv.cpp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8">./hotspot/src/share/vm/ci/ciEnv.cpp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P68">// <text:span text:style-name="T15">Invoked by Compile::Compile</text:span></text:p>
            <text:p text:style-name="P40">void ciEnv::<text:span text:style-name="T30">register_method</text:span>(ciMethod* target,</text:p>
            <text:p text:style-name="P40"><text:s text:c="28"/>int entry_bci,</text:p>
            <text:p text:style-name="P40"><text:s text:c="28"/>CodeOffsets* offsets,</text:p>
            <text:p text:style-name="P40"><text:s text:c="28"/>int orig_pc_offset,</text:p>
            <text:p text:style-name="P40"><text:s text:c="28"/>CodeBuffer* code_buffer,</text:p>
            <text:p text:style-name="P40"><text:s text:c="28"/>int frame_words,</text:p>
            <text:p text:style-name="P40"><text:s text:c="28"/>OopMapSet* oop_map_set,</text:p>
            <text:p text:style-name="P40"><text:s text:c="28"/>ExceptionHandlerTable* handler_table,</text:p>
            <text:p text:style-name="P40"><text:s text:c="28"/>ImplicitExceptionTable* inc_table,</text:p>
            <text:p text:style-name="P40"><text:s text:c="28"/>AbstractCompiler* compiler,</text:p>
            <text:p text:style-name="P40"><text:s text:c="28"/>int comp_level,</text:p>
            <text:p text:style-name="P40"><text:s text:c="28"/>bool has_unsafe_access,</text:p>
            <text:p text:style-name="P40"><text:s text:c="28"/>bool has_wide_vectors,</text:p>
            <text:p text:style-name="P40"><text:s text:c="28"/>RTMState rtm_state) {</text:p>
            <text:p text:style-name="P65"><text:s text:c="2"/>methodHandle method(THREAD, target-&gt;get_Method());</text:p>
            <text:p text:style-name="P65"><text:s text:c="2"/>nm = <text:s/>nmethod::new_nmethod(method,</text:p>
            <text:p text:style-name="P97"><text:s text:c="31"/>compile_id(),</text:p>
            <text:p text:style-name="P97"><text:s text:c="31"/>entry_bci,</text:p>
            <text:p text:style-name="P97"><text:s text:c="31"/>offsets,</text:p>
            <text:p text:style-name="P97"><text:s text:c="31"/>orig_pc_offset,</text:p>
            <text:p text:style-name="P97"><text:s text:c="31"/>debug_info(), dependencies(), code_buffer,</text:p>
            <text:p text:style-name="P97"><text:s text:c="31"/>frame_words, oop_map_set,</text:p>
            <text:p text:style-name="P97"><text:s text:c="31"/>handler_table, inc_table,</text:p>
            <text:p text:style-name="P97"><text:s text:c="31"/>compiler, comp_level,</text:p>
            <text:p text:style-name="P97"><text:s text:c="31"/>&amp;(size_info[0]));</text:p>
            <text:p text:style-name="P96"/>
            <text:p text:style-name="P51">}</text:p>
          </table:table-cell>
        </table:table-row>
      </table:table>
      <text:p text:style-name="P8"/>
      <text:p text:style-name="P8"/>
      <text:h text:style-name="P90" text:outline-level="7"><text:soft-page-break/>ciField.cpp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78">./hotspot/src/share/vm/ci/ciField.cpp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40">class ciField: public ResourceObj {</text:p>
            <text:p text:style-name="P40"><text:s text:c="2"/>ciFlags <text:s text:c="18"/>_flags;</text:p>
            <text:p text:style-name="P40"><text:s text:c="2"/>ciInstanceKlass* <text:s text:c="3"/>_holder;</text:p>
            <text:p text:style-name="P40"><text:s text:c="2"/>ciSymbol* <text:s text:c="14"/>_name;</text:p>
            <text:p text:style-name="P40"><text:s text:c="2"/>ciSymbol* <text:s text:c="14"/>_signature;</text:p>
            <text:p text:style-name="P40"><text:s text:c="2"/>ciType* <text:s text:c="18"/>_type;</text:p>
            <text:p text:style-name="P40"><text:s text:c="2"/>int <text:s text:c="26"/>_offset;</text:p>
            <text:p text:style-name="P40"><text:s text:c="2"/>bool <text:s text:c="23"/>_is_constant;</text:p>
            <text:p text:style-name="P40"><text:s text:c="2"/>ciInstanceKlass* <text:s text:c="3"/>_known_to_link_with_put;</text:p>
            <text:p text:style-name="P40"><text:s text:c="2"/>ciInstanceKlass* <text:s text:c="3"/>_known_to_link_with_get;</text:p>
            <text:p text:style-name="P40"><text:s text:c="2"/>ciConstant <text:s text:c="13"/>_constant_value;</text:p>
            <text:p text:style-name="P41">}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2">// <text:span text:style-name="T23">It is invoked when create an object of ciField.</text:span></text:p>
            <text:p text:style-name="P79">void ciField::initialize_from(fieldDescriptor* fd)</text:p>
          </table:table-cell>
        </table:table-row>
      </table:table>
      <text:p text:style-name="P22"/>
      <text:h text:style-name="P89" text:outline-level="7">ciObject.hpp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40">./hotspot/src/share/vm/ci/ciObject.hpp</text:p>
          </table:table-cell>
        </table:table-row>
      </table:table>
      <text:p text:style-name="P22"/>
      <table:table table:name="Table7" table:style-name="Table7">
        <table:table-column table:style-name="Table7.A"/>
        <table:table-row>
          <table:table-cell table:style-name="Table7.A1" office:value-type="string">
            <text:p text:style-name="P40">// ciObject</text:p>
            <text:p text:style-name="P40">//</text:p>
            <text:p text:style-name="P40">// This class represents an oop in the HotSpot virtual machine.</text:p>
            <text:p text:style-name="P40">// Its subclasses are structured in a hierarchy which mirrors</text:p>
            <text:p text:style-name="P40">// an aggregate of the VM's oop and klass hierarchies (see</text:p>
            <text:p text:style-name="P40">// oopHierarchy.hpp). <text:s/>Each instance of ciObject holds a handle</text:p>
            <text:p text:style-name="P40">// to a corresponding oop on the VM side and provides routines</text:p>
            <text:p text:style-name="P40">// for accessing the information in its oop. <text:s/>By using the ciObject</text:p>
            <text:p text:style-name="P40">// hierarchy for accessing oops in the VM, the compiler ensures</text:p>
            <text:p text:style-name="P40">// that it is safe with respect to garbage collection; that is,</text:p>
            <text:p text:style-name="P40">// GC and compilation can proceed independently without</text:p>
            <text:p text:style-name="P40">// interference.</text:p>
            <text:p text:style-name="P40">//</text:p>
            <text:p text:style-name="P40">// Within the VM, the oop and klass hierarchies are separate.</text:p>
            <text:p text:style-name="P40">// The compiler interface does not preserve this separation --</text:p>
            <text:p text:style-name="P40">// the distinction between `Klass*' and `Klass' are not</text:p>
            <text:p text:style-name="P40">// reflected in the interface and instead the Klass hierarchy</text:p>
            <text:p text:style-name="P40">// is directly modeled as the subclasses of ciKlass.</text:p>
            <text:p text:style-name="P40">class ciObject : public ciBaseObject {</text:p>
            <text:p text:style-name="P40"><text:s text:c="2"/>jobject <text:s text:c="5"/>_handle;</text:p>
            <text:p text:style-name="P40"><text:s text:c="2"/>ciKlass* <text:s text:c="3"/>_klass;</text:p>
            <text:p text:style-name="P42">}</text:p>
          </table:table-cell>
        </table:table-row>
      </table:table>
      <text:p text:style-name="P22"/>
      <text:p text:style-name="P22"/>
      <text:h text:style-name="P89" text:outline-level="7"><text:soft-page-break/>ciObjectFactory.cpp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7">./hotspot/src/share/vm/ci/ciObjectFactory.cpp</text:p>
          </table:table-cell>
        </table:table-row>
      </table:table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40">// Get the ciObject corresponding to some oop. <text:s/>If the ciObject has</text:p>
            <text:p text:style-name="P40">// already been created, it is returned. <text:s/>Otherwise, a new ciObject</text:p>
            <text:p text:style-name="P40">// is created.</text:p>
            <text:p text:style-name="P40">ciObject* ciObjectFactory::get(oop key)</text:p>
          </table:table-cell>
        </table:table-row>
      </table:table>
      <text:p text:style-name="P5"/>
      <text:p text:style-name="P5"/>
      <text:h text:style-name="P89" text:outline-level="7">ciMethod.hpp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4">./hotspot/src/share/vm/ci/ciMethod.hpp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68">// This class represents a Method* in the HotSpot virtual machine.</text:p>
            <text:p text:style-name="P40">class ciMethod: public ciMetadata {</text:p>
            <text:p text:style-name="P40"><text:s text:c="2"/><text:span text:style-name="T28">// General method information.</text:span></text:p>
            <text:p text:style-name="P40"><text:s text:c="2"/>ciFlags <text:s text:c="17"/>_flags;</text:p>
            <text:p text:style-name="P40"><text:s text:c="2"/><text:a xlink:type="simple" xlink:href="#1.1.1.1.1.2.6.ciSymbol.hpp|outline" text:style-name="Internet_20_link" text:visited-style-name="Visited_20_Internet_20_Link">ciSymbol</text:a>* <text:s text:c="12"/>_name;</text:p>
            <text:p text:style-name="P40"><text:s text:c="2"/>ciInstanceKlass* <text:s text:c="2"/>_holder;</text:p>
            <text:p text:style-name="P40"><text:s text:c="2"/>ciSignature* <text:s text:c="9"/>_signature;</text:p>
            <text:p text:style-name="P40"><text:s text:c="2"/>ciMethodData* <text:s text:c="5"/>_method_data;</text:p>
            <text:p text:style-name="P40"><text:s text:c="2"/>ciMethodBlocks* <text:s text:c="2"/>_method_blocks;</text:p>
            <text:p text:style-name="P40"/>
            <text:p text:style-name="P40"><text:s text:c="2"/><text:span text:style-name="T28">// Code attributes.</text:span></text:p>
            <text:p text:style-name="P40"><text:s text:c="2"/>int _code_size;</text:p>
            <text:p text:style-name="P40"><text:s text:c="2"/>int _max_stack;</text:p>
            <text:p text:style-name="P40"><text:s text:c="2"/>int _max_locals;</text:p>
            <text:p text:style-name="P40"><text:s text:c="2"/>vmIntrinsics::ID _intrinsic_id;</text:p>
            <text:p text:style-name="P40"><text:s text:c="2"/>int _handler_count;</text:p>
            <text:p text:style-name="P40"><text:s text:c="2"/>int _interpreter_invocation_count;</text:p>
            <text:p text:style-name="P40"><text:s text:c="2"/>int _interpreter_throwout_count;</text:p>
            <text:p text:style-name="P40"><text:s text:c="2"/>int _instructions_size;</text:p>
            <text:p text:style-name="P40"><text:s text:c="2"/>int _size_of_parameters;</text:p>
            <text:p text:style-name="P40"/>
            <text:p text:style-name="P40"><text:s text:c="2"/>bool _uses_monitors;</text:p>
            <text:p text:style-name="P40"><text:s text:c="2"/>bool _balanced_monitors;</text:p>
            <text:p text:style-name="P40"><text:s text:c="2"/>bool _is_c1_compilable;</text:p>
            <text:p text:style-name="P40"><text:s text:c="2"/>bool _is_c2_compilable;</text:p>
            <text:p text:style-name="P40"><text:s text:c="2"/>bool _can_be_statically_bound;</text:p>
            <text:p text:style-name="P40"/>
            <text:p text:style-name="P40"><text:s text:c="2"/><text:span text:style-name="T28">// Lazy fields, filled in on demand</text:span></text:p>
            <text:p text:style-name="P40"><text:s text:c="2"/>address <text:s text:c="13"/>_code;</text:p>
            <text:p text:style-name="P40"><text:s text:c="2"/>ciExceptionHandler** _exception_handlers;</text:p>
            <text:p text:style-name="P40"/>
            <text:p text:style-name="P40"><text:s text:c="2"/><text:span text:style-name="T28">// Optional liveness analyzer.</text:span></text:p>
            <text:p text:style-name="P40"><text:s text:c="2"/>MethodLiveness* _liveness;</text:p>
            <text:p text:style-name="P40">#if defined(COMPILER2) || defined(SHARK)</text:p>
            <text:p text:style-name="P40"><text:s text:c="2"/>ciTypeFlow* <text:s text:c="8"/>_flow;</text:p>
            <text:p text:style-name="P40"><text:s text:c="2"/>BCEscapeAnalyzer* <text:s text:c="2"/>_bcea;</text:p>
            <text:p text:style-name="P40"><text:soft-page-break/>#endif</text:p>
            <text:p text:style-name="P45">}</text:p>
          </table:table-cell>
        </table:table-row>
      </table:table>
      <text:p text:style-name="P5"/>
      <text:h text:style-name="P89" text:outline-level="7">ciSymbol.hpp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0"><text:bookmark-start text:name="__DdeLink__95_707448510"/>hotspot/src/share/vm/ci/ciSymbol.hpp<text:bookmark-end text:name="__DdeLink__95_707448510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8">// This class represents a Symbol* in the HotSpot virtual machine.</text:p>
            <text:p text:style-name="P40">class ciSymbol: public ciBaseObject {</text:p>
            <text:p text:style-name="P40"><text:s text:c="2"/><text:a xlink:type="simple" xlink:href="#1.1.1.1.1.5.4.symbol.hpp|outline" text:style-name="Internet_20_link" text:visited-style-name="Visited_20_Internet_20_Link">Symbol</text:a>* _symbol;</text:p>
            <text:p text:style-name="P40"><text:s text:c="2"/>const vmSymbols::SID _sid;</text:p>
            <text:p text:style-name="P46">}</text:p>
          </table:table-cell>
        </table:table-row>
      </table:table>
      <text:p text:style-name="P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8">// The text of the symbol as ascii with all non-printable characters quoted as \u####</text:p>
            <text:p text:style-name="P40">const char* as_quoted_ascii();</text:p>
          </table:table-cell>
        </table:table-row>
      </table:table>
      <text:p text:style-name="P5"/>
      <text:p text:style-name="P5"/>
      <text:h text:style-name="P88" text:outline-level="6">code</text:h>
      <text:h text:style-name="Heading_20_7" text:outline-level="7">nmethod.cpp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9">./hotspot/src/share/vm/code/nmethod.cpp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0">// </text:p>
            <text:p text:style-name="P40">class nmethod : public CodeBlob {</text:p>
            <text:p text:style-name="P40"/>
            <text:p text:style-name="P54">}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0">// </text:p>
            <text:p text:style-name="P40">nmethod* nmethod::<text:span text:style-name="T31">new_nmethod</text:span>(methodHandle method,</text:p>
            <text:p text:style-name="P40"><text:s text:c="2"/>int compile_id,</text:p>
            <text:p text:style-name="P40"><text:s text:c="2"/>int entry_bci,</text:p>
            <text:p text:style-name="P40"><text:s text:c="2"/>CodeOffsets* offsets,</text:p>
            <text:p text:style-name="P40"><text:s text:c="2"/>int orig_pc_offset,</text:p>
            <text:p text:style-name="P40"><text:s text:c="2"/>DebugInformationRecorder* debug_info,</text:p>
            <text:p text:style-name="P40"><text:s text:c="2"/>Dependencies* dependencies,</text:p>
            <text:p text:style-name="P40"><text:s text:c="2"/>CodeBuffer* code_buffer, int frame_size,</text:p>
            <text:p text:style-name="P40"><text:s text:c="2"/>OopMapSet* oop_maps,</text:p>
            <text:p text:style-name="P40"><text:s text:c="2"/>ExceptionHandlerTable* handler_table,</text:p>
            <text:p text:style-name="P40"><text:s text:c="2"/>ImplicitExceptionTable* nul_chk_table,</text:p>
            <text:p text:style-name="P40"><text:s text:c="2"/>AbstractCompiler* compiler,</text:p>
            <text:p text:style-name="P40"><text:s text:c="2"/>int comp_level,</text:p>
            <text:p text:style-name="P40"><text:s text:c="2"/>int* size_cb</text:p>
            <text:p text:style-name="P40">) {</text:p>
            <text:p text:style-name="P40"/>
            <text:p text:style-name="P55">}</text:p>
          </table:table-cell>
        </table:table-row>
      </table:table>
      <text:p text:style-name="P3"/>
      <text:h text:style-name="Heading_20_7" text:outline-level="7">codeBlob.cpp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1">./hotspot/src/share/vm/code/codeBlob.cpp</text:p>
          </table:table-cell>
        </table:table-row>
      </table:table>
      <text:p text:style-name="P10"><text:soft-page-break/></text:p>
      <text:h text:style-name="P94" text:outline-level="7">relocInfo.<text:span text:style-name="T32">h</text:span>pp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0">./hotspot/src/share/vm/code/<text:span text:style-name="T1">relocInfo.</text:span><text:span text:style-name="T21">h</text:span><text:span text:style-name="T1">pp</text:span></text:p>
          </table:table-cell>
        </table:table-row>
      </table:table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40">class relocInfo VALUE_OBJ_CLASS_SPEC {</text:p>
            <text:p text:style-name="P40"><text:s text:c="2"/>friend class RelocIterator;</text:p>
            <text:p text:style-name="P40"><text:s/>public:</text:p>
            <text:p text:style-name="P40"><text:s text:c="2"/>enum relocType {</text:p>
            <text:p text:style-name="P40"><text:s text:c="4"/>none <text:s text:c="19"/>= <text:s/>0, // Used when no relocation should be generated</text:p>
            <text:p text:style-name="P40"><text:s text:c="4"/>oop_type <text:s text:c="15"/>= <text:s/>1, // embedded oop</text:p>
            <text:p text:style-name="P40"><text:s text:c="4"/>virtual_call_type <text:s text:c="6"/>= <text:s/>2, // a standard inline cache call for a virtual send</text:p>
            <text:p text:style-name="P40"><text:s text:c="4"/>opt_virtual_call_type <text:s text:c="2"/>= <text:s/>3, // a virtual call that has been statically bound (i.e., no IC cache)</text:p>
            <text:p text:style-name="P40"><text:s text:c="4"/>static_call_type <text:s text:c="7"/>= <text:s/>4, // a static send</text:p>
            <text:p text:style-name="P40"><text:s text:c="4"/>static_stub_type <text:s text:c="7"/>= <text:s/>5, // stub-entry for static send <text:s/>(takes care of interpreter case)</text:p>
            <text:p text:style-name="P40"><text:s text:c="4"/>runtime_call_type <text:s text:c="6"/>= <text:s/>6, // call to fixed external routine</text:p>
            <text:p text:style-name="P40"><text:s text:c="4"/>external_word_type <text:s text:c="5"/>= <text:s/>7, // reference to fixed external address</text:p>
            <text:p text:style-name="P40"><text:s text:c="4"/>internal_word_type <text:s text:c="5"/>= <text:s/>8, // reference within the current code blob</text:p>
            <text:p text:style-name="P40"><text:s text:c="4"/>section_word_type <text:s text:c="6"/>= <text:s/>9, // internal, but a cross-section reference</text:p>
            <text:p text:style-name="P40"><text:s text:c="4"/>poll_type <text:s text:c="14"/>= 10, // polling instruction for safepoints</text:p>
            <text:p text:style-name="P40"><text:s text:c="4"/>poll_return_type <text:s text:c="7"/>= 11, // polling instruction for safepoints at return</text:p>
            <text:p text:style-name="P40"><text:s text:c="4"/>metadata_type <text:s text:c="10"/>= 12, // metadata that used to be oops</text:p>
            <text:p text:style-name="P40"><text:s text:c="4"/>trampoline_stub_type <text:s text:c="3"/>= 13, // stub-entry for trampoline</text:p>
            <text:p text:style-name="P40"><text:s text:c="4"/>yet_unused_type_1 <text:s text:c="6"/>= 14, // Still unused</text:p>
            <text:p text:style-name="P40"><text:s text:c="4"/>data_prefix_tag <text:s text:c="8"/>= 15, // tag for a prefix (carries data arguments)</text:p>
            <text:p text:style-name="P40"><text:s text:c="4"/>type_mask <text:s text:c="14"/>= 15 <text:s/>// A mask which selects only the above values</text:p>
            <text:p text:style-name="P40"><text:s text:c="2"/>};</text:p>
            <text:p text:style-name="P60">}</text:p>
          </table:table-cell>
        </table:table-row>
        <table:table-row table:style-name="Table51.1">
          <table:table-cell table:style-name="Table51.A2" office:value-type="string">
            <text:p text:style-name="P40">class <text:span text:style-name="T31">RelocIterator</text:span> : public StackObj {</text:p>
            <text:p text:style-name="P40">private:</text:p>
            <text:p text:style-name="P40"><text:s text:c="2"/>address <text:s text:c="4"/>_limit; <text:s text:c="2"/>// stop producing relocations after this _addr</text:p>
            <text:p text:style-name="P40"><text:s text:c="2"/>relocInfo* <text:s text:c="2"/>_current; // the current relocation information</text:p>
            <text:p text:style-name="P40"><text:s text:c="2"/>relocInfo* <text:s text:c="2"/>_end; <text:s text:c="4"/>// end marker; we're done iterating when _current == _end</text:p>
            <text:p text:style-name="P40"><text:s text:c="2"/>nmethod* <text:s text:c="2"/>_code; <text:s text:c="3"/>// compiled method containing _addr</text:p>
            <text:p text:style-name="P40"><text:s text:c="2"/>address <text:s text:c="5"/>_addr; <text:s text:c="3"/>// instruction to which the relocation applies</text:p>
            <text:p text:style-name="P40"><text:s text:c="2"/>short <text:s text:c="10"/>_databuf; // spare buffer for compressed data</text:p>
            <text:p text:style-name="P40"><text:s text:c="2"/>short* <text:s text:c="9"/>_data; <text:s text:c="3"/>// pointer to the relocation's data</text:p>
            <text:p text:style-name="P40"><text:s text:c="2"/>short <text:s text:c="10"/>_datalen; // number of halfwords in _data</text:p>
            <text:p text:style-name="P40"><text:s text:c="2"/>char <text:s text:c="11"/>_format; <text:s/>// position within the instruction</text:p>
            <text:p text:style-name="P40"/>
            <text:p text:style-name="P40"><text:s text:c="2"/>// Base addresses needed to compute targets of section_word_type relocs.</text:p>
            <text:p text:style-name="P40"><text:s text:c="2"/>address <text:s text:c="3"/>_section_start[SECT_LIMIT];</text:p>
            <text:p text:style-name="P40"><text:s text:c="2"/>address <text:s text:c="3"/>_section_end <text:s/>[SECT_LIMIT];</text:p>
            <text:p text:style-name="P40"/>
            <text:p text:style-name="P40"><text:s text:c="2"/>RelocationHolder _rh; // where the current relocation is allocated</text:p>
            <text:p text:style-name="P57">}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P68">// <text:span text:style-name="T16">Constructor</text:span></text:p>
            <text:p text:style-name="P40">RelocIterator::<text:span text:style-name="T31">RelocIterator</text:span>(CodeSection* cs, address begin, address limit) {</text:p>
            <text:p text:style-name="P40"><text:soft-page-break/><text:s text:c="2"/>_datalen <text:span text:style-name="T17">= -</text:span><text:span text:style-name="T18">1</text:span><text:span text:style-name="T17">;</text:span></text:p>
            <text:p text:style-name="P98"><text:s text:c="2"/>_section_start[i] = NULL;</text:p>
            <text:p text:style-name="P98"><text:s text:c="2"/>_section_end [i] = NULL;</text:p>
            <text:p text:style-name="P98"><text:s text:c="2"/>_current = cs-&gt;locs_start()-1;</text:p>
            <text:p text:style-name="P98"><text:s text:c="2"/>_end <text:s text:c="5"/>= cs-&gt;locs_end();</text:p>
            <text:p text:style-name="P98"><text:s text:c="2"/>_addr <text:s text:c="4"/>= cs-&gt;start();</text:p>
            <text:p text:style-name="P98"><text:s text:c="2"/>_code <text:s text:c="4"/>= NULL; // Not cb-&gt;blob();</text:p>
            <text:p text:style-name="P98"/>
            <text:p text:style-name="P40"><text:span text:style-name="T17"><text:s text:c="2"/>_section_start[n] </text:span><text:span text:style-name="T19">= </text:span><text:span text:style-name="T17">cs-&gt;outer()-</text:span><text:span text:style-name="T19">&gt;code_section(n)-&gt;start();</text:span></text:p>
            <text:p text:style-name="P66"><text:span text:style-name="T19"><text:s text:c="2"/>_section_end [n] </text:span><text:span text:style-name="T20">= </text:span><text:span text:style-name="T17">cs-&gt;outer()-</text:span><text:span text:style-name="T19">&gt;code_section(n)-&gt;</text:span><text:span text:style-name="T20">end</text:span><text:span text:style-name="T19">();</text:span></text:p>
            <text:p text:style-name="P99"/>
            <text:p text:style-name="P99"><text:s text:c="2"/>set_limits(begin, limit); // ??</text:p>
            <text:p text:style-name="P59">}</text:p>
          </table:table-cell>
        </table:table-row>
        <table:table-row>
          <table:table-cell table:style-name="Table52.A2" office:value-type="string">
            <text:p text:style-name="P40">// </text:p>
            <text:p text:style-name="P40">bool next() {</text:p>
            <text:p text:style-name="P40"><text:s text:c="2"/>_current++;</text:p>
            <text:p text:style-name="P58">}</text:p>
          </table:table-cell>
        </table:table-row>
        <table:table-row>
          <table:table-cell table:style-name="Table52.A3" office:value-type="string">
            <text:p text:style-name="P40">relocType <text:s text:c="3"/>type() <text:s text:c="8"/>const { return current()-&gt;type(); }</text:p>
          </table:table-cell>
        </table:table-row>
      </table:table>
      <text:p text:style-name="P10"><text:line-break/></text:p>
      <text:p text:style-name="P6"/>
      <text:h text:style-name="P88" text:outline-level="6">memory</text:h>
      <text:p text:style-name="P12">./hotspot/src/share/vm/memory/resourceArea.cpp</text:p>
      <text:p text:style-name="P6"/>
      <text:h text:style-name="P88" text:outline-level="6">oops</text:h>
      <text:p text:style-name="P1">implementation of object system of HotSpot VM</text:p>
      <text:h text:style-name="P91" text:outline-level="7">instanceKlass.hpp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23">./hotspot/src/share/vm/oops/instanceKlass.hpp</text:p>
          </table:table-cell>
        </table:table-row>
      </table:table>
      <text:p text:style-name="P13"><text:line-break/>在类加载的“初始化”阶段，可以有这样的调用路径：<text:line-break/>instanceKlass::initialize() <text:line-break/>-&gt; instanceKlass::initialize_impl() <text:line-break/> <text:s text:c="2"/>-&gt; instanceKlass::link_class() <text:line-break/> <text:s text:c="5"/>-&gt; instanceKlass::link_class_impl() <text:line-break/> <text:s text:c="8"/>-&gt; instanceKlass::rewrite_class() <text:line-break/> <text:s text:c="11"/>-&gt; Rewriter::rewrite()<text:line-break/> <text:s text:c="13"/>-&gt; Rewriter::Rewriter() <text:line-break/> <text:s text:c="17"/>-&gt; InstanceKlass::link_methods()<text:line-break/><text:tab/><text:tab/><text:tab/><text:tab/><text:tab/>-&gt; Method::link_method()<text:line-break/>一个Java类里的所有方法都会在此时link上。Java方法的解释模式和编译模式入口： <text:line-break/></text:p>
      <text:h text:style-name="P89" text:outline-level="7">method.cpp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24">./hotspot/src/share/vm/oops/method.<text:span text:style-name="T24">c</text:span>pp</text:p>
          </table:table-cell>
        </table:table-row>
      </table:table>
      <text:p text:style-name="P25"><text:line-break/><text:tab/>Memory layout (each line represents a word).<text:line-break/><text:soft-page-break/><text:tab/>|--------------------------------------------------------|<text:line-break/><text:tab/>| header <text:s text:c="54"/>|<text:line-break/><text:tab/>| klass <text:s text:c="57"/>|<text:line-break/><text:tab/>|--------------------------------------------------------|<text:line-break/><text:tab/>| ConstMethod* <text:s text:c="18"/>(oop) <text:s text:c="15"/>|<text:line-break/><text:tab/>|--------------------------------------------------------|<text:line-break/><text:tab/>| methodData <text:s text:c="20"/>(oop) <text:s text:c="16"/>|<text:line-break/><text:tab/>| methodCounters <text:s text:c="38"/>|<text:line-break/><text:tab/>|--------------------------------------------------------|<text:line-break/><text:tab/>| access_flags <text:s text:c="44"/>|<text:line-break/><text:tab/>| vtable_index <text:s text:c="45"/>|<text:line-break/><text:tab/>|--------------------------------------------------------|<text:line-break/><text:tab/>| result_index (C++ interpreter only) <text:s text:c="10"/>|<text:line-break/><text:tab/>|--------------------------------------------------------|<text:line-break/><text:tab/>| method_size <text:s text:c="6"/>| <text:s text:c="2"/>intrinsic_id | <text:s text:c="2"/>flags <text:s text:c="4"/>|<text:line-break/><text:tab/>|--------------------------------------------------------|<text:line-break/><text:tab/>| code <text:s text:c="26"/>(pointer) <text:s text:c="17"/>|<text:line-break/><text:tab/>| i2i <text:s text:c="27"/>(pointer) <text:s text:c="20"/>|<text:line-break/><text:tab/>| adapter <text:s text:c="23"/>(pointer) <text:s text:c="16"/>|<text:line-break/><text:tab/>| from_compiled_entry <text:s text:c="11"/>(pointer) <text:s text:c="6"/>|<text:line-break/><text:tab/>| from_interpreted_entry <text:s text:c="8"/>(pointer) <text:s text:c="6"/>|<text:line-break/><text:tab/>|--------------------------------------------------------|<text:line-break/><text:tab/>| native_function <text:s text:c="4"/>(present only if native) <text:s/>|<text:line-break/><text:tab/>| signature_handler (present only if native) |<text:line-break/><text:tab/>|--------------------------------------------------------|</text:p>
      <text:p text:style-name="P25"><text:line-break/><text:tab/>-&gt; Method::set_code(methodHandle mh, nmethod *code)</text:p>
      <text:h text:style-name="P89" text:outline-level="7">methodData.hpp</text:h>
      <text:p text:style-name="P14"/>
      <text:p text:style-name="P14">./hotspot/src/share/vm/oops/methodData.hpp</text:p>
      <text:p text:style-name="P14"/>
      <text:p text:style-name="P17"/>
      <text:h text:style-name="P92" text:outline-level="7">symbol.hpp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7">hotspot/src/share/vm/oops/symbol.hpp</text:p>
          </table:table-cell>
        </table:table-row>
      </table:table>
      <text:p text:style-name="P17"/>
      <text:p text:style-name="P14"/>
      <text:h text:style-name="P88" text:outline-level="6">opto</text:h>
      <text:p text:style-name="P1">server compiler (C2 or Opto)</text:p>
      <text:h text:style-name="P89" text:outline-level="7">compile.hpp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5"><text:bookmark-start text:name="__DdeLink__152_707448510"/><text:bookmark-start text:name="__DdeLink__109_707448510"/>./hotspot/src/share/vm/opto/compile.hpp<text:bookmark-end text:name="__DdeLink__152_707448510"/><text:bookmark-end text:name="__DdeLink__109_707448510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68">// This class defines a top-level Compiler invocation.</text:p>
            <text:p text:style-name="P40">class <text:span text:style-name="T29">Compile</text:span>: public Phase {</text:p>
            <text:p text:style-name="P40"><text:s text:c="2"/>// Fixed parameters to this compilation.</text:p>
            <text:p text:style-name="P40"><text:s text:c="2"/>const int <text:s text:c="12"/>_compile_id;</text:p>
            <text:p text:style-name="P40"><text:s text:c="2"/>const bool <text:s text:c="11"/>_save_argument_registers; // save/restore arg regs for trampolines</text:p>
            <text:p text:style-name="P40"><text:soft-page-break/><text:s text:c="2"/>const bool <text:s text:c="11"/>_subsume_loads; <text:s text:c="8"/>// Load can be matched as part of a larger op.</text:p>
            <text:p text:style-name="P40"><text:s text:c="2"/>const bool <text:s text:c="11"/>_do_escape_analysis; <text:s text:c="3"/>// Do escape analysis.</text:p>
            <text:p text:style-name="P40"><text:s text:c="2"/>const bool <text:s text:c="11"/>_eliminate_boxing; <text:s text:c="5"/>// Do boxing elimination.</text:p>
            <text:p text:style-name="P40"><text:s text:c="2"/>ciMethod* <text:s text:c="12"/>_method; <text:s text:c="15"/>// The method being compiled.</text:p>
            <text:p text:style-name="P40"><text:s text:c="2"/>int <text:s text:c="18"/>_entry_bci; <text:s text:c="12"/>// entry bci for osr methods.</text:p>
            <text:p text:style-name="P40"><text:s text:c="2"/>const TypeFunc* <text:s text:c="6"/>_tf; <text:s text:c="19"/>// My kind of signature</text:p>
            <text:p text:style-name="P40"><text:s text:c="2"/>InlineTree* <text:s text:c="10"/>_ilt; <text:s text:c="18"/>// Ditto (temporary).</text:p>
            <text:p text:style-name="P40"><text:s text:c="2"/>address <text:s text:c="14"/>_stub_function; <text:s text:c="8"/>// VM entry for stub being compiled, or NULL</text:p>
            <text:p text:style-name="P40"><text:s text:c="2"/>const char* <text:s text:c="10"/>_stub_name; <text:s text:c="12"/>// Name of stub or adapter being compiled, or NULL</text:p>
            <text:p text:style-name="P40"><text:s text:c="2"/>address <text:s text:c="14"/>_stub_entry_point; <text:s text:c="5"/>// Compile code entry for generated stub, or NULL</text:p>
            <text:p text:style-name="P40"><text:s text:c="2"/>...</text:p>
            <text:p text:style-name="P40"><text:s text:c="2"/>...</text:p>
            <text:p text:style-name="P48">}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68">// Major entry point. <text:s/>Given a Scope, compile the associated method.</text:p>
            <text:p text:style-name="P68">// For normal compilations, entry_bci is InvocationEntryBci. <text:s/>For on stack</text:p>
            <text:p text:style-name="P68">// replacement, entry_bci indicates the bytecode for which to compile a continuation.</text:p>
            <text:p text:style-name="P63"><text:bookmark-start text:name="__DdeLink__150_707448510"/>Compile::<text:span text:style-name="T29">Compile</text:span>(ciEnv* ci_env, C2Compiler* compiler, ciMethod* target,</text:p>
            <text:p text:style-name="P63"><text:s text:c="8"/>int entry_bci, bool subsume_loads, bool do_escape_analysis,</text:p>
            <text:p text:style-name="P40"><text:s text:c="8"/>bool eliminate_boxing) <text:span text:style-name="T5">{</text:span><text:bookmark-end text:name="__DdeLink__150_707448510"/></text:p>
            <text:p text:style-name="P105"><text:s text:c="2"/>// Now generate code</text:p>
            <text:p text:style-name="P100"><text:s text:c="2"/>Code_Gen();</text:p>
            <text:p text:style-name="P100"/>
            <text:p text:style-name="P100"><text:s text:c="2"/>env()-&gt;register_method(_method, _entry_bci,</text:p>
            <text:p text:style-name="P100"><text:s text:c="27"/>&amp;_code_offsets,</text:p>
            <text:p text:style-name="P100"><text:s text:c="27"/>_orig_pc_slot_offset_in_bytes,</text:p>
            <text:p text:style-name="P100"><text:s text:c="27"/>code_buffer(),</text:p>
            <text:p text:style-name="P100"><text:s text:c="27"/>frame_size_in_words(), _oop_map_set,</text:p>
            <text:p text:style-name="P100"><text:s text:c="27"/>&amp;_handler_table, &amp;_inc_table,</text:p>
            <text:p text:style-name="P100"><text:s text:c="27"/>compiler,</text:p>
            <text:p text:style-name="P100"><text:s text:c="27"/>env()-&gt;comp_level(),</text:p>
            <text:p text:style-name="P100"><text:s text:c="27"/>has_unsafe_access(),</text:p>
            <text:p text:style-name="P100"><text:s text:c="27"/>SharedRuntime::is_wide_vector(max_vector_size()),</text:p>
            <text:p text:style-name="P100"><text:s text:c="27"/>rtm_state());</text:p>
            <text:p text:style-name="P101">}</text:p>
            <text:p text:style-name="P101"/>
            <text:p text:style-name="P106">// Given a graph, generate code for it</text:p>
            <text:p text:style-name="P101">void Compile::Code_Gen() {</text:p>
            <text:p text:style-name="P102">}</text:p>
            <text:p text:style-name="P102"/>
            <text:p text:style-name="P107">// Driver for converting compiler's IR into machine code bits</text:p>
            <text:p text:style-name="P102">void Output();</text:p>
          </table:table-cell>
        </table:table-row>
      </table:table>
      <text:p text:style-name="P15"/>
      <text:p text:style-name="P15"/>
      <text:h text:style-name="P89" text:outline-level="7">c2compiler.cpp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">./hotspot/src/share/vm/opto/c2compiler.cpp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0">void C2Compiler::<text:span text:style-name="T29">compile_method</text:span>(ciEnv* env, ciMethod* target, int entry_bci) <text:span text:style-name="T4">{</text:span></text:p>
            <text:p text:style-name="P108"><text:s text:c="2"/>// Attempt to compile while subsuming loads into machine instructions.</text:p>
            <text:p text:style-name="P67"><text:soft-page-break/><text:span text:style-name="T4"><text:s text:c="2"/></text:span><text:a xlink:type="simple" xlink:href="#1.1.1.1.1.6.1.compile.hpp|outline" text:style-name="Internet_20_link" text:visited-style-name="Visited_20_Internet_20_Link">Compile</text:a><text:span text:style-name="T4"> C(env, this, target, entry_bci,</text:span></text:p>
            <text:p text:style-name="P103"><text:s text:c="20"/>subsume_loads, do_escape_analysis, eliminate_boxing);</text:p>
            <text:p text:style-name="P104">}</text:p>
          </table:table-cell>
        </table:table-row>
      </table:table>
      <text:p text:style-name="P15"/>
      <text:h text:style-name="P89" text:outline-level="7">output.cpp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0">./hotspot/src/share/vm/opto/output.cpp</text:p>
          </table:table-cell>
        </table:table-row>
      </table:table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68">// Convert Nodes to instruction bits and pass off to the VM</text:p>
            <text:p text:style-name="P40">void Compile::Output() {</text:p>
            <text:p text:style-name="P40"><text:s text:c="2"/>fill_buffer(cb, blk_starts);</text:p>
            <text:p text:style-name="P49">}</text:p>
            <text:p text:style-name="P49"/>
            <text:p text:style-name="P49">void Compile::fill_buffer(CodeBuffer* cb, uint* blk_starts) {</text:p>
            <text:p text:style-name="P50">}</text:p>
          </table:table-cell>
        </table:table-row>
      </table:table>
      <text:p text:style-name="P15"/>
      <text:p text:style-name="P15"/>
      <text:h text:style-name="P88" text:outline-level="6">prims</text:h>
      <text:p text:style-name="P18">./hotspot/src/share/vm/prims/jvm.cpp</text:p>
      <text:p text:style-name="P19">./hotspot/src/share/vm/prims/jni.cpp<text:line-break/> <text:s text:c="3"/>JNICALL JNI_CreateJavaVM 入口</text:p>
      <text:p text:style-name="P19"/>
      <text:h text:style-name="P88" text:outline-level="6">runtime</text:h>
      <text:p text:style-name="P20"/>
      <text:h text:style-name="P93" text:outline-level="7">arguments.cpp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4">./hotspot/src/share/vm/runtime/arguments.cpp</text:p>
          </table:table-cell>
        </table:table-row>
      </table:table>
      <text:p text:style-name="P20"/>
      <text:p text:style-name="P20"/>
      <text:h text:style-name="P89" text:outline-level="7">java.cpp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5">./hotspot/src/share/vm/runtime/java.cpp</text:p>
          </table:table-cell>
        </table:table-row>
      </table:table>
      <text:p text:style-name="P35"/>
      <text:h text:style-name="P89" text:outline-level="7">thread.hpp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0">./hotspot/src/share/vm/runtime/thread.hpp</text:p>
          </table:table-cell>
        </table:table-row>
      </table:table>
      <text:p text:style-name="P21"/>
      <text:p text:style-name="P21"/>
      <text:h text:style-name="Heading_20_7" text:outline-level="7">os.hpp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0">hotspot/src/share/vm/runtime/os.hpp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0"/>
          </table:table-cell>
        </table:table-row>
      </table:table>
      <text:p text:style-name="P21"/>
      <text:h text:style-name="P88" text:outline-level="6">utilities</text:h>
      <text:h text:style-name="P89" text:outline-level="7">ostream.cpp</text:h>
      <text:p text:style-name="P30"><text:line-break/>./hotspot/src/share/vm/utilities/ostream.hpp<text:line-break/>./hotspot/src/share/vm/utilities/ostream.cpp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85" text:outline-level="1"><text:line-break/><text:span text:style-name="T25">2. </text:span></text:h>
      <text:p text:style-name="P36"><text:line-break/><text:line-break/>ClassLoaderData* loader_data = method-&gt;method_holder()-&gt;class_loader_data();<text:line-break/></text:p>
      <text:p text:style-name="P36">Page Speed Online<text:line-break/><text:line-break/><text:span text:style-name="T9">Reuse logic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7">C2Compiler::compile_method()<text:line-break/> <text:s/>-<text:span text:style-name="T10">&gt;</text:span>Compile::Compile( ciEnv* ci_env, C2Compiler* compiler, ciMethod* target, JITCode* jc);<text:line-break/> <text:s text:c="3"/>-<text:span text:style-name="T10">&gt;</text:span>ciEnv::register_method(ciMethod* target, JITCode* jc)<text:line-break/> <text:s text:c="5"/>-<text:span text:style-name="T10">&gt;</text:span>nmethod::new_nmethod(methodHandle method, JITCode* jc)<text:line-break/> <text:s text:c="7"/><text:span text:style-name="T10">-&gt;</text:span>nmethod::nmethod()<text:line-break/> <text:s text:c="9"/>-<text:span text:style-name="T11">&gt;</text:span>CodeBlob::CodeBlob()</text:p>
          </table:table-cell>
        </table:table-row>
      </table:table>
      <text:p text:style-name="P38"><text:line-break/><text:line-break/></text:p>
      <text:h text:style-name="P83" text:outline-level="3"><text:line-break/>CodeBuffer::expand<text:line-break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1">CompiledStaticCall::emit_to_interp_stub(CodeBuffer &amp;cbuf)<text:line-break/> <text:s text:c="3"/>-<text:span text:style-name="T26">&gt; </text:span>AbstractAssembler::start_a_stub(int required_space)<text:line-break/> <text:s text:c="3"/>-<text:span text:style-name="T26">&gt; </text:span>AbstractAssembler::start_a_const(int required_space, int required_align)<text:line-break/> <text:s text:c="7"/>-<text:span text:style-name="T26">&gt; </text:span>CodeSection::maybe_expand_to_ensure_remaining(csize_t amount)<text:line-break/> <text:s text:c="12"/>-<text:span text:style-name="T26">&gt;</text:span>CodeBuffer::expand(CodeSection* which_cs, csize_t amount)</text:p>
          </table:table-cell>
        </table:table-row>
      </table:table>
      <text:p text:style-name="P32"><text:soft-page-break/><text:line-break/><text:line-break/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2"><text:a xlink:type="simple" xlink:href="#1.1.1.1.1.6.1.compile.hpp|outline" text:style-name="Internet_20_link" text:visited-style-name="Visited_20_Internet_20_Link">Compile</text:a>::Compile // Compile a method<text:line-break/>Compile::Compile // Compile a runtime stub<text:line-break/> <text:s text:c="3"/>-<text:span text:style-name="T27">&gt; </text:span>Compile::Code_Gen()<text:line-break/> <text:s text:c="8"/>-<text:span text:style-name="T27">&gt; </text:span>Compile::Output<text:line-break/> <text:s text:c="13"/>-<text:span text:style-name="T27">&gt; </text:span>Compile::fill_buffer(CodeBuffer* cb, uint* blk_starts)<text:line-break/> <text:s text:c="17"/>-<text:span text:style-name="T27">&gt; </text:span>CodeSection::maybe_expand_to_ensure_remaining(csize_t amount)<text:line-break/> <text:s text:c="21"/>-<text:span text:style-name="T27">&gt; </text:span>CodeBuffer::expand(CodeSection* which_cs, csize_t amount)</text:p>
          </table:table-cell>
        </table:table-row>
      </table:table>
      <text:p text:style-name="P33"><text:line-break/><text:line-break/><text:line-break/><text:line-break/><text:line-break/><text:line-break/><text:line-break/><text:line-break/><text:line-break/><text:line-break/><text:span text:style-name="T6">cfg<text:tab/>-<text:tab/></text:span><text:bookmark-start text:name="__DdeLink__114_707448510"/>Control-Flow Graph<text:bookmark-end text:name="__DdeLink__114_707448510"/></text:p>
      <text:p text:style-name="P33"/>
      <text:p text:style-name="P33"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0.5pt" style:language-asian="zxx" style:country-asian="none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egoe UI" style:font-size-asian="10.5pt" style:language-asian="zxx" style:country-asian="none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ff3333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ffcc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color="#cc9900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color="#00cc00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color="#9900ff"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2:48:38.187000000</meta:creation-date>
    <dc:date>2018-08-13T14:31:21.934000000</dc:date>
    <meta:editing-duration>P13DT19H29M21S</meta:editing-duration>
    <meta:editing-cycles>399</meta:editing-cycles>
    <meta:generator>LibreOffice/6.0.5.2$Windows_X86_64 LibreOffice_project/54c8cbb85f300ac59db32fe8a675ff7683cd5a16</meta:generator>
    <meta:document-statistic meta:table-count="53" meta:image-count="0" meta:object-count="0" meta:page-count="15" meta:paragraph-count="411" meta:word-count="2184" meta:character-count="21835" meta:non-whitespace-character-count="15457"/>
  </office:meta>
</office:document-meta>
</file>